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7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bitmap" draw:fill-image-name="a624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4" style:parent-style-name="Graphics">
      <style:graphic-properties draw:fill="none" draw:stroke="none"/>
    </style:style>
    <style:style style:family="graphic" style:name="a455" style:parent-style-name="Graphics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5" style:parent-style-name="Graphics">
      <style:graphic-properties draw:fill="none" draw:stroke="none"/>
    </style:style>
    <style:style style:family="graphic" style:name="a656" style:parent-style-name="Graphics">
      <style:graphic-properties draw:fill="none" draw:stroke="none"/>
    </style:style>
    <style:style style:family="drawing-page" style:name="a658">
      <style:drawing-page-properties draw:fill="bitmap" draw:fill-image-name="a65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4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549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0in" svg:y="0in" svg:width="13.33333in" svg:height="7.5in" draw:id="id63" draw:style-name="a338" draw:name="Rectangle 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64" draw:style-name="a341" draw:transform="translate(-1.32593in -1.97462in) rotate(-0.7854) translate(1.41646in 0.45871in)" draw:name="Freeform: Shape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424873 3611191" draw:enhanced-path="M ?f0 ?f3 L ?f1 ?f0 ?f1 ?f2 ?f4 ?f2 Z N" draw:text-areas="?f21 ?f23 ?f22 ?f24" draw:glue-points="?f25 ?f26 ?f27 ?f28 ?f27 ?f29 ?f30 ?f29" draw:glue-point-leaving-directions="-90, -90, -90, -90">
            <draw:equation draw:name="f0" draw:formula="0"/>
            <draw:equation draw:name="f1" draw:formula="2424873"/>
            <draw:equation draw:name="f2" draw:formula="3611191"/>
            <draw:equation draw:name="f3" draw:formula="2424874"/>
            <draw:equation draw:name="f4" draw:formula="1186317"/>
            <draw:equation draw:name="f5" draw:formula="?f2 - ?f0"/>
            <draw:equation draw:name="f6" draw:formula="?f1 - ?f0"/>
            <draw:equation draw:name="f7" draw:formula="?f6 / 2424873"/>
            <draw:equation draw:name="f8" draw:formula="?f5 / 3611191"/>
            <draw:equation draw:name="f9" draw:formula="0 * ?f6"/>
            <draw:equation draw:name="f10" draw:formula="2424874 * ?f5"/>
            <draw:equation draw:name="f11" draw:formula="2424873 * ?f6"/>
            <draw:equation draw:name="f12" draw:formula="0 * ?f5"/>
            <draw:equation draw:name="f13" draw:formula="3611191 * ?f5"/>
            <draw:equation draw:name="f14" draw:formula="1186317 * ?f6"/>
            <draw:equation draw:name="f15" draw:formula="?f9 / 2424873"/>
            <draw:equation draw:name="f16" draw:formula="?f10 / 3611191"/>
            <draw:equation draw:name="f17" draw:formula="?f11 / 2424873"/>
            <draw:equation draw:name="f18" draw:formula="?f12 / 3611191"/>
            <draw:equation draw:name="f19" draw:formula="?f13 / 3611191"/>
            <draw:equation draw:name="f20" draw:formula="?f14 / 2424873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1.7891in" svg:height="1.7891in" draw:id="id65" draw:style-name="a344" draw:transform="translate(-0.89455in -0.89455in) rotate(-0.7854) translate(2.61262in 0.52427in)" draw:name="Freeform: Shape 11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635955 1635955" draw:enhanced-path="M ?f0 ?f2 L ?f2 ?f0 ?f1 ?f0 ?f1 ?f1 ?f0 ?f1 Z N" draw:text-areas="?f11 ?f11 ?f12 ?f12" draw:glue-points="?f13 ?f14 ?f14 ?f13 ?f15 ?f13 ?f15 ?f15 ?f13 ?f15" draw:glue-point-leaving-directions="-90, -90, -90, -90, -90">
            <draw:equation draw:name="f0" draw:formula="0"/>
            <draw:equation draw:name="f1" draw:formula="1635955"/>
            <draw:equation draw:name="f2" draw:formula="957987"/>
            <draw:equation draw:name="f3" draw:formula="?f1 - ?f0"/>
            <draw:equation draw:name="f4" draw:formula="?f3 / 1635955"/>
            <draw:equation draw:name="f5" draw:formula="0 * ?f3"/>
            <draw:equation draw:name="f6" draw:formula="957987 * ?f3"/>
            <draw:equation draw:name="f7" draw:formula="1635955 * ?f3"/>
            <draw:equation draw:name="f8" draw:formula="?f5 / 1635955"/>
            <draw:equation draw:name="f9" draw:formula="?f6 / 1635955"/>
            <draw:equation draw:name="f10" draw:formula="?f7 / 1635955"/>
            <draw:equation draw:name="f11" draw:formula="?f0 / ?f4"/>
            <draw:equation draw:name="f12" draw:formula="?f1 / ?f4"/>
            <draw:equation draw:name="f13" draw:formula="?f8 / ?f4"/>
            <draw:equation draw:name="f14" draw:formula="?f9 / ?f4"/>
            <draw:equation draw:name="f15" draw:formula="?f10 / ?f4"/>
          </draw:enhanced-geometry>
        </draw:custom-shape>
        <draw:custom-shape svg:width="4.43941in" svg:height="2.78665in" draw:id="id66" draw:style-name="a347" draw:transform="translate(-2.2197in -1.39332in) rotate(-0.7854) translate(12.74899in 1.38615in)" draw:name="Freeform: Shape 13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4059393 2548110" draw:enhanced-path="M ?f0 ?f3 L ?f3 ?f0 ?f1 ?f2 ?f0 ?f2 Z N" draw:text-areas="?f20 ?f22 ?f21 ?f23" draw:glue-points="?f24 ?f25 ?f26 ?f27 ?f28 ?f29 ?f24 ?f29" draw:glue-point-leaving-directions="-90, -90, -90, -90">
            <draw:equation draw:name="f0" draw:formula="0"/>
            <draw:equation draw:name="f1" draw:formula="4059393"/>
            <draw:equation draw:name="f2" draw:formula="2548110"/>
            <draw:equation draw:name="f3" draw:formula="1511282"/>
            <draw:equation draw:name="f4" draw:formula="?f2 - ?f0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"/>
            <draw:equation draw:name="f9" draw:formula="1511282 * ?f4"/>
            <draw:equation draw:name="f10" draw:formula="1511282 * ?f5"/>
            <draw:equation draw:name="f11" draw:formula="0 * ?f4"/>
            <draw:equation draw:name="f12" draw:formula="4059393 * ?f5"/>
            <draw:equation draw:name="f13" draw:formula="2548110 * ?f4"/>
            <draw:equation draw:name="f14" draw:formula="?f8 / 4059393"/>
            <draw:equation draw:name="f15" draw:formula="?f9 / 2548110"/>
            <draw:equation draw:name="f16" draw:formula="?f10 / 4059393"/>
            <draw:equation draw:name="f17" draw:formula="?f11 / 2548110"/>
            <draw:equation draw:name="f18" draw:formula="?f12 / 4059393"/>
            <draw:equation draw:name="f19" draw:formula="?f13 / 254811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width="1.29671in" svg:height="1.29671in" draw:id="id67" draw:style-name="a350" draw:transform="translate(-0.64835in -0.64835in) rotate(-0.7854) translate(11.87202in 2.25138in)" draw:name="Rectangle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68" draw:style-name="a353" draw:transform="translate(-1.33689in -1.29381in) rotate(-0.7854) translate(1.30457in 6.97922in)" draw:name="Freeform: Shape 1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203753 2132734" draw:enhanced-path="M ?f0 ?f0 L ?f1 ?f0 ?f1 ?f3 ?f4 ?f2 ?f0 ?f5 Z N" draw:text-areas="?f24 ?f26 ?f25 ?f27" draw:glue-points="?f28 ?f29 ?f30 ?f29 ?f30 ?f31 ?f32 ?f33 ?f28 ?f34" draw:glue-point-leaving-directions="-90, -90, -90, -90, -90">
            <draw:equation draw:name="f0" draw:formula="0"/>
            <draw:equation draw:name="f1" draw:formula="2203753"/>
            <draw:equation draw:name="f2" draw:formula="2132734"/>
            <draw:equation draw:name="f3" draw:formula="576461"/>
            <draw:equation draw:name="f4" draw:formula="647480"/>
            <draw:equation draw:name="f5" draw:formula="1485255"/>
            <draw:equation draw:name="f6" draw:formula="?f2 - ?f0"/>
            <draw:equation draw:name="f7" draw:formula="?f1 - ?f0"/>
            <draw:equation draw:name="f8" draw:formula="?f7 / 2203753"/>
            <draw:equation draw:name="f9" draw:formula="?f6 / 2132734"/>
            <draw:equation draw:name="f10" draw:formula="0 * ?f7"/>
            <draw:equation draw:name="f11" draw:formula="0 * ?f6"/>
            <draw:equation draw:name="f12" draw:formula="2203753 * ?f7"/>
            <draw:equation draw:name="f13" draw:formula="576461 * ?f6"/>
            <draw:equation draw:name="f14" draw:formula="647480 * ?f7"/>
            <draw:equation draw:name="f15" draw:formula="2132734 * ?f6"/>
            <draw:equation draw:name="f16" draw:formula="1485255 * ?f6"/>
            <draw:equation draw:name="f17" draw:formula="?f10 / 2203753"/>
            <draw:equation draw:name="f18" draw:formula="?f11 / 2132734"/>
            <draw:equation draw:name="f19" draw:formula="?f12 / 2203753"/>
            <draw:equation draw:name="f20" draw:formula="?f13 / 2132734"/>
            <draw:equation draw:name="f21" draw:formula="?f14 / 2203753"/>
            <draw:equation draw:name="f22" draw:formula="?f15 / 2132734"/>
            <draw:equation draw:name="f23" draw:formula="?f16 / 2132734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9"/>
          </draw:enhanced-geometry>
        </draw:custom-shape>
        <draw:custom-shape svg:width="1.01538in" svg:height="1.01538in" draw:id="id69" draw:style-name="a356" draw:transform="translate(-0.50769in -0.50769in) rotate(-0.7854) translate(2.44315in 6.45683in)" draw:name="Rectangle 19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70" draw:style-name="a359" draw:transform="translate(-2.94695in -2.94695in) rotate(-0.7854) translate(6.66667in 3.75in)" draw:name="Freeform: Shape 2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5389379 5389379" draw:enhanced-path="M ?f0 ?f2 L ?f2 ?f0 ?f1 ?f0 ?f1 ?f3 ?f3 ?f1 ?f0 ?f1 Z N" draw:text-areas="?f14 ?f14 ?f15 ?f15" draw:glue-points="?f16 ?f17 ?f17 ?f16 ?f18 ?f16 ?f18 ?f19 ?f19 ?f18 ?f16 ?f18" draw:glue-point-leaving-directions="-90, -90, -90, -90, -90, -90">
            <draw:equation draw:name="f0" draw:formula="0"/>
            <draw:equation draw:name="f1" draw:formula="5389379"/>
            <draw:equation draw:name="f2" draw:formula="540040"/>
            <draw:equation draw:name="f3" draw:formula="4838655"/>
            <draw:equation draw:name="f4" draw:formula="?f1 - ?f0"/>
            <draw:equation draw:name="f5" draw:formula="?f4 / 5389379"/>
            <draw:equation draw:name="f6" draw:formula="0 * ?f4"/>
            <draw:equation draw:name="f7" draw:formula="540040 * ?f4"/>
            <draw:equation draw:name="f8" draw:formula="5389379 * ?f4"/>
            <draw:equation draw:name="f9" draw:formula="4838655 * ?f4"/>
            <draw:equation draw:name="f10" draw:formula="?f6 / 5389379"/>
            <draw:equation draw:name="f11" draw:formula="?f7 / 5389379"/>
            <draw:equation draw:name="f12" draw:formula="?f8 / 5389379"/>
            <draw:equation draw:name="f13" draw:formula="?f9 / 5389379"/>
            <draw:equation draw:name="f14" draw:formula="?f0 / ?f5"/>
            <draw:equation draw:name="f15" draw:formula="?f1 / ?f5"/>
            <draw:equation draw:name="f16" draw:formula="?f10 / ?f5"/>
            <draw:equation draw:name="f17" draw:formula="?f11 / ?f5"/>
            <draw:equation draw:name="f18" draw:formula="?f12 / ?f5"/>
            <draw:equation draw:name="f19" draw:formula="?f13 / ?f5"/>
          </draw:enhanced-geometry>
        </draw:custom-shape>
        <draw:custom-shape svg:width="7.4272in" svg:height="7.4272in" draw:id="id71" draw:style-name="a362" draw:transform="translate(-3.7136in -3.7136in) rotate(-0.7854) translate(6.66667in 3.75in)" draw:name="Freeform: Shape 2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6791435 6791435" draw:enhanced-path="M ?f2 ?f3 L ?f4 ?f0 ?f1 ?f0 ?f1 ?f5 ?f6 ?f7 ?f6 ?f3 Z M ?f0 ?f4 L ?f3 ?f2 ?f3 ?f6 ?f7 ?f6 ?f5 ?f1 ?f0 ?f1 Z N" draw:text-areas="?f26 ?f26 ?f27 ?f27" draw:glue-points="?f28 ?f29 ?f30 ?f31 ?f32 ?f31 ?f32 ?f33 ?f34 ?f35 ?f34 ?f29 ?f31 ?f30 ?f29 ?f28 ?f29 ?f34 ?f35 ?f34 ?f33 ?f32 ?f31 ?f32" draw:glue-point-leaving-directions="-90, -90, -90, -90, -90, -90, -90, -90, -90, -90, -90, -90">
            <draw:equation draw:name="f0" draw:formula="0"/>
            <draw:equation draw:name="f1" draw:formula="6791435"/>
            <draw:equation draw:name="f2" draw:formula="1860938"/>
            <draw:equation draw:name="f3" draw:formula="81158"/>
            <draw:equation draw:name="f4" draw:formula="1942096"/>
            <draw:equation draw:name="f5" draw:formula="4838655"/>
            <draw:equation draw:name="f6" draw:formula="6710277"/>
            <draw:equation draw:name="f7" draw:formula="4919813"/>
            <draw:equation draw:name="f8" draw:formula="?f1 - ?f0"/>
            <draw:equation draw:name="f9" draw:formula="?f8 / 6791435"/>
            <draw:equation draw:name="f10" draw:formula="1860938 * ?f8"/>
            <draw:equation draw:name="f11" draw:formula="81158 * ?f8"/>
            <draw:equation draw:name="f12" draw:formula="1942096 * ?f8"/>
            <draw:equation draw:name="f13" draw:formula="0 * ?f8"/>
            <draw:equation draw:name="f14" draw:formula="6791435 * ?f8"/>
            <draw:equation draw:name="f15" draw:formula="4838655 * ?f8"/>
            <draw:equation draw:name="f16" draw:formula="6710277 * ?f8"/>
            <draw:equation draw:name="f17" draw:formula="4919813 * ?f8"/>
            <draw:equation draw:name="f18" draw:formula="?f10 / 6791435"/>
            <draw:equation draw:name="f19" draw:formula="?f11 / 6791435"/>
            <draw:equation draw:name="f20" draw:formula="?f12 / 6791435"/>
            <draw:equation draw:name="f21" draw:formula="?f13 / 6791435"/>
            <draw:equation draw:name="f22" draw:formula="?f14 / 6791435"/>
            <draw:equation draw:name="f23" draw:formula="?f15 / 6791435"/>
            <draw:equation draw:name="f24" draw:formula="?f16 / 6791435"/>
            <draw:equation draw:name="f25" draw:formula="?f17 / 6791435"/>
            <draw:equation draw:name="f26" draw:formula="?f0 / ?f9"/>
            <draw:equation draw:name="f27" draw:formula="?f1 / ?f9"/>
            <draw:equation draw:name="f28" draw:formula="?f18 / ?f9"/>
            <draw:equation draw:name="f29" draw:formula="?f19 / ?f9"/>
            <draw:equation draw:name="f30" draw:formula="?f20 / ?f9"/>
            <draw:equation draw:name="f31" draw:formula="?f21 / ?f9"/>
            <draw:equation draw:name="f32" draw:formula="?f22 / ?f9"/>
            <draw:equation draw:name="f33" draw:formula="?f23 / ?f9"/>
            <draw:equation draw:name="f34" draw:formula="?f24 / ?f9"/>
            <draw:equation draw:name="f35" draw:formula="?f25 / ?f9"/>
          </draw:enhanced-geometry>
        </draw:custom-shape>
        <draw:frame draw:id="id75" presentation:style-name="a370" draw:name="Subtítulo 2" svg:x="4.85524in" svg:y="4.94195in" svg:width="3.62285in" svg:height="1.24874in" presentation:class="subtitle" presentation:placeholder="false">
          <draw:text-box>
            <text:p text:style-name="a364" text:class-names="" text:cond-style-name="" text:id="id72"><text:span text:style-name="a363" text:class-names="">Juan Bellon, up201908142</text:span></text:p>
            <text:p text:style-name="a366" text:class-names="" text:cond-style-name="" text:id="id73"><text:span text:style-name="a365" text:class-names="">Luísa Araújo, up201904996</text:span></text:p>
            <text:p text:style-name="a369" text:class-names="" text:cond-style-name="" text:id="id74"><text:span text:style-name="a367" text:class-names="">Nuno Melo, up202003324</text:span><text:span text:style-name="a368" text:class-names=""/></text:p>
          </draw:text-box>
          <svg:title/>
          <svg:desc/>
        </draw:frame>
        <draw:frame draw:id="id77" presentation:style-name="a374" draw:name="Título 1" svg:x="3.50464in" svg:y="2.57397in" svg:width="6.32406in" svg:height="2.35205in" presentation:class="title" presentation:placeholder="false">
          <draw:text-box>
            <text:p text:style-name="a373" text:class-names="" text:cond-style-name="" text:id="id76"><text:span text:style-name="a371" text:class-names="">Inteligência Artificial<text:line-break/>Trabalho 1</text:span><text:span text:style-name="a372" text:class-names=""/></text:p>
          </draw:text-box>
          <svg:title/>
          <svg:desc/>
        </draw:frame>
        <draw:custom-shape svg:width="2.44072in" svg:height="2.80929in" draw:id="id78" draw:style-name="a377" draw:transform="translate(-1.22036in -1.40464in) rotate(-0.7854) translate(11.75163in 7.37314in)" draw:name="Freeform: Shape 25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940086 3384061" draw:enhanced-path="M ?f0 ?f0 L ?f3 ?f0 ?f1 ?f4 ?f0 ?f2 Z N" draw:text-areas="?f21 ?f23 ?f22 ?f24" draw:glue-points="?f25 ?f26 ?f27 ?f26 ?f28 ?f29 ?f25 ?f30" draw:glue-point-leaving-directions="-90, -90, -90, -90">
            <draw:equation draw:name="f0" draw:formula="0"/>
            <draw:equation draw:name="f1" draw:formula="2940086"/>
            <draw:equation draw:name="f2" draw:formula="3384061"/>
            <draw:equation draw:name="f3" draw:formula="2496112"/>
            <draw:equation draw:name="f4" draw:formula="443975"/>
            <draw:equation draw:name="f5" draw:formula="?f2 - ?f0"/>
            <draw:equation draw:name="f6" draw:formula="?f1 - ?f0"/>
            <draw:equation draw:name="f7" draw:formula="?f6 / 2940086"/>
            <draw:equation draw:name="f8" draw:formula="?f5 / 3384061"/>
            <draw:equation draw:name="f9" draw:formula="0 * ?f6"/>
            <draw:equation draw:name="f10" draw:formula="0 * ?f5"/>
            <draw:equation draw:name="f11" draw:formula="2496112 * ?f6"/>
            <draw:equation draw:name="f12" draw:formula="2940086 * ?f6"/>
            <draw:equation draw:name="f13" draw:formula="443975 * ?f5"/>
            <draw:equation draw:name="f14" draw:formula="3384061 * ?f5"/>
            <draw:equation draw:name="f15" draw:formula="?f9 / 2940086"/>
            <draw:equation draw:name="f16" draw:formula="?f10 / 3384061"/>
            <draw:equation draw:name="f17" draw:formula="?f11 / 2940086"/>
            <draw:equation draw:name="f18" draw:formula="?f12 / 2940086"/>
            <draw:equation draw:name="f19" draw:formula="?f13 / 3384061"/>
            <draw:equation draw:name="f20" draw:formula="?f14 / 3384061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  <draw:custom-shape svg:width="1.04985in" svg:height="1.04985in" draw:id="id79" draw:style-name="a380" draw:transform="translate(-0.52492in -0.52492in) rotate(-0.7854) translate(11.15491in 6.25935in)" draw:name="Rectangle 27">
          <svg:title/>
          <svg:desc/>
          <text:p text:style-name="a379" text:class-names="" text:cond-style-name=""><text:span text:style-name="a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word" anim:iterate-interval="PT0.150000S" smil:begin="0.5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72" anim:iterate-type="by-word" anim:iterate-interval="PT0.15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3" anim:iterate-type="by-word" anim:iterate-interval="PT0.15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4" anim:iterate-type="by-word" anim:iterate-interval="PT0.150000S" smil:begin="1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1.0s"/>
                </anim:iterate>
              </anim:par>
            </anim:par>
          </anim:seq>
        </anim:par>
      </draw:page>
      <draw:page draw:name="Slide5" draw:style-name="a381" draw:master-page-name="Master1-Layout2-obj-Título-e-Objeto" presentation:presentation-page-layout-name="Master1-PPL2" draw:id="Slide-260">
        <draw:custom-shape svg:x="0in" svg:y="0in" svg:width="13.33333in" svg:height="7.5in" draw:id="id80" draw:style-name="a384" draw:name="Rectangle 7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388" draw:name="Título 1" svg:x="0.7037in" svg:y="0.35185in" svg:width="11.92593in" svg:height="1.24206in" presentation:class="title" presentation:placeholder="false">
          <draw:text-box>
            <text:p text:style-name="a387" text:class-names="" text:cond-style-name=""><text:span text:style-name="a385" text:class-names="">Robot Mazes</text:span><text:span text:style-name="a386" text:class-names=""/></text:p>
          </draw:text-box>
          <svg:title/>
          <svg:desc/>
        </draw:frame>
        <draw:frame draw:id="id82" presentation:style-name="a406" draw:name="Marcador de Posição de Conteúdo 2" svg:x="0.7037in" svg:y="1.94989in" svg:width="11.92593in" svg:height="4.80532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Single player game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Main goal</text:span><text:span text:style-name="a393" text:class-names="">: Find the shortest sequence of necessary moves to reach the exit.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From the departure point until the exit the robot is going to follow every move of the sequence in a cycle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If the robot bumps into a wall it does not move and passes to the next instruction (operator) of the sequence.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Example:</text:span><text:span text:style-name="a403" text:class-names=""/></text:p>
              </text:list-item>
            </text:list>
          </draw:text-box>
          <svg:title/>
          <svg:desc/>
        </draw:frame>
        <draw:custom-shape svg:width="0.70578in" svg:height="0.70578in" draw:id="id83" draw:style-name="a409" draw:transform="translate(-0.35289in -0.35289in) rotate(-0.7854) translate(12.44019in 2.67138in)" draw:name="Rectangle 9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4" draw:style-name="a412" draw:transform="translate(-1.38497in -0.6961in) rotate(-4.71239) translate(12.63723in 2.16485in)" draw:name="Isosceles Triangle 11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85" draw:style-name="a415" draw:transform="translate(-1.10322in -0.55449in) rotate(-1.5708) translate(0.55446in 6.13547in)" draw:name="Isosceles Triangle 13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86" draw:style-name="a418" draw:transform="translate(-0.26551in -0.26551in) rotate(-0.7854) translate(0.73349in 6.53052in)" draw:name="Rectangle 15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19" draw:name="Imagem 4" svg:x="2.75338in" svg:y="4.51725in" svg:width="4.38945in" svg:height="2.31336in" style:rel-width="scale" style:rel-height="scale">
          <draw:image xlink:href="media/image1.tmp" xlink:type="simple" xlink:show="embed" xlink:actuate="onLoad"/>
          <svg:title/>
          <svg:desc>Uma imagem com texto, palavras cruzadas

Descrição gerada automaticamente</svg:desc>
        </draw:frame>
        <draw:frame draw:id="id88" draw:style-name="a420" draw:name="Imagem 6" svg:x="7.72912in" svg:y="4.61658in" svg:width="1.91671in" svg:height="2.14904in" style:rel-width="scale" style:rel-height="scale">
          <draw:image xlink:href="media/image2.tmp" xlink:type="simple" xlink:show="embed" xlink:actuate="onLoad"/>
          <svg:title/>
          <svg:desc/>
        </draw:frame>
        <draw:frame draw:id="id89" draw:style-name="a421" draw:name="Imagem 10" svg:x="9.90826in" svg:y="4.71412in" svg:width="1.74247in" svg:height="2.06192in" style:rel-width="scale" style:rel-height="scale">
          <draw:image xlink:href="media/image3.tmp" xlink:type="simple" xlink:show="embed" xlink:actuate="onLoad"/>
          <svg:title/>
          <svg:desc/>
        </draw:frame>
      </draw:page>
      <draw:page draw:name="Slide2" draw:style-name="a422" draw:master-page-name="Master1-Layout2-obj-Título-e-Objeto" presentation:presentation-page-layout-name="Master1-PPL2" draw:id="Slide-257">
        <draw:custom-shape svg:x="0in" svg:y="0in" svg:width="13.33333in" svg:height="7.5in" draw:id="id90" draw:style-name="a425" draw:name="Rectangle 7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29" draw:name="Título 1" svg:x="0.7037in" svg:y="0.35185in" svg:width="11.92593in" svg:height="1.24206in" presentation:class="title" presentation:placeholder="false">
          <draw:text-box>
            <text:p text:style-name="a428" text:class-names="" text:cond-style-name=""><text:span text:style-name="a426" text:class-names="">References</text:span><text:span text:style-name="a427" text:class-names=""/></text:p>
          </draw:text-box>
          <svg:title/>
          <svg:desc/>
        </draw:frame>
        <draw:frame draw:id="id92" presentation:style-name="a441" draw:name="Marcador de Posição de Conteúdo 2" svg:x="0.7037in" svg:y="1.94989in" svg:width="11.92593in" svg:height="4.80532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0" text:class-names=""><text:a xlink:href="https://mat.uab.cat/~alseda/MasterOpt/AStar-Algorithm.pdf" text:style-name="" text:visited-style-name="">https://mat.uab.cat/~alseda/MasterOpt/AStar-Algorithm.pdf</text:a></text:span><text:span text:style-name="a431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4" text:class-names=""><text:a xlink:href="http://bryukh.com/labyrinth-algorithms/" text:style-name="" text:visited-style-name="">http://bryukh.com/labyrinth-algorithms/</text:a>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  <draw:custom-shape svg:width="0.70578in" svg:height="0.70578in" draw:id="id93" draw:style-name="a444" draw:transform="translate(-0.35289in -0.35289in) rotate(-0.7854) translate(12.44019in 2.67138in)" draw:name="Rectangle 9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4" draw:style-name="a447" draw:transform="translate(-1.38497in -0.6961in) rotate(-4.71239) translate(12.63723in 2.16485in)" draw:name="Isosceles Triangle 11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5" draw:style-name="a450" draw:transform="translate(-1.10322in -0.55449in) rotate(-1.5708) translate(0.55446in 6.13547in)" draw:name="Isosceles Triangle 13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96" draw:style-name="a453" draw:transform="translate(-0.26551in -0.26551in) rotate(-0.7854) translate(0.73349in 6.53052in)" draw:name="Rectangle 15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54" draw:name="Imagem 9" svg:x="0.54846in" svg:y="3.17044in" svg:width="5.77396in" svg:height="3.5167in" style:rel-width="scale" style:rel-height="scale">
          <draw:image xlink:href="media/image4.tmp" xlink:type="simple" xlink:show="embed" xlink:actuate="onLoad"/>
          <svg:title/>
          <svg:desc>Uma imagem com texto

Descrição gerada automaticamente</svg:desc>
        </draw:frame>
        <draw:frame draw:id="id98" draw:style-name="a455" draw:name="Imagem 11" svg:x="6.82774in" svg:y="3.06464in" svg:width="4.91901in" svg:height="3.93521in" style:rel-width="scale" style:rel-height="scale">
          <draw:image xlink:href="media/image5.tmp" xlink:type="simple" xlink:show="embed" xlink:actuate="onLoad"/>
          <svg:title/>
          <svg:desc>Uma imagem com texto

Descrição gerada automaticamente</svg:desc>
        </draw:frame>
      </draw:page>
      <draw:page draw:name="Slide3" draw:style-name="a456" draw:master-page-name="Master1-Layout2-obj-Título-e-Objeto" presentation:presentation-page-layout-name="Master1-PPL2" draw:id="Slide-258">
        <draw:custom-shape svg:x="0in" svg:y="0in" svg:width="13.33333in" svg:height="7.5in" draw:id="id99" draw:style-name="a459" draw:name="Rectangle 7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463" draw:name="Título 1" svg:x="0.7037in" svg:y="0.35185in" svg:width="11.92593in" svg:height="1.24206in" presentation:class="title" presentation:placeholder="false">
          <draw:text-box>
            <text:p text:style-name="a462" text:class-names="" text:cond-style-name=""><text:span text:style-name="a460" text:class-names="">Formulation as a search problem (Part 1)</text:span><text:span text:style-name="a461" text:class-names=""/></text:p>
          </draw:text-box>
          <svg:title/>
          <svg:desc/>
        </draw:frame>
        <draw:frame draw:id="id101" presentation:style-name="a611" draw:name="Marcador de Posição de Conteúdo 2" svg:x="0.7037in" svg:y="1.94989in" svg:width="11.92593in" svg:height="4.80532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64" text:class-names="">State Representation</text:span><text:span text:style-name="a465" text:class-names="">: place(</text:span><text:span text:style-name="a466" text:class-names="">x,y</text:span><text:span text:style-name="a467" text:class-names="">) represents what<text:s text:c="1"/></text:span><text:span text:style-name="a468" text:class-names="">is located in</text:span><text:span text:style-name="a469" text:class-names=""><text:s text:c="1"/>the (</text:span><text:span text:style-name="a470" text:class-names="">x,y</text:span><text:span text:style-name="a471" text:class-names="">) coordinates. It can be a wall, the<text:s text:c="1"/></text:span><text:span text:style-name="a472" text:class-names="">exit<text:s text:c="1"/></text:span><text:span text:style-name="a473" text:class-names="">door or<text:s text:c="1"/></text:span><text:span text:style-name="a474" text:class-names="">even nothing! Let’s assume:</text:span></text:p>
              </text:list-item>
            </text:list>
            <text:list text:style-name="a481">
              <text:list-item>
                <text:p text:style-name="a480" text:class-names="" text:cond-style-name=""><text:span text:style-name="a477" text:class-names="">(</text:span><text:span text:style-name="a478" text:class-names="">x,y</text:span><text:span text:style-name="a479" text:class-names="">) – Represents the robot’s current position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2" text:class-names="">if place(</text:span><text:span text:style-name="a483" text:class-names="">x,y</text:span><text:span text:style-name="a484" text:class-names="">) == 0 then (</text:span><text:span text:style-name="a485" text:class-names="">x,y</text:span><text:span text:style-name="a486" text:class-names="">) is free.</text:span></text:p>
              </text:list-item>
            </text:list>
            <text:list text:style-name="a502">
              <text:list-item>
                <text:p text:style-name="a501" text:class-names="" text:cond-style-name=""><text:span text:style-name="a489" text:class-names="">if place(</text:span><text:span text:style-name="a490" text:class-names="">x,y</text:span><text:span text:style-name="a491" text:class-names="">) ==</text:span><text:span text:style-name="a492" text:class-names=""><text:s text:c="1"/>1<text:s text:c="1"/></text:span><text:span text:style-name="a493" text:class-names="">then</text:span><text:span text:style-name="a494" text:class-names=""><text:s text:c="1"/>a<text:s text:c="1"/></text:span><text:span text:style-name="a495" text:class-names="">wall</text:span><text:span text:style-name="a496" text:class-names=""><text:s text:c="1"/></text:span><text:span text:style-name="a497" text:class-names="">occupies</text:span><text:span text:style-name="a498" text:class-names=""><text:s text:c="1"/>(</text:span><text:span text:style-name="a499" text:class-names="">x,y</text:span><text:span text:style-name="a500" text:class-names="">).</text:span></text:p>
              </text:list-item>
            </text:list>
            <text:list text:style-name="a518">
              <text:list-item>
                <text:p text:style-name="a517" text:class-names="" text:cond-style-name=""><text:span text:style-name="a503" text:class-names="">If</text:span><text:span text:style-name="a504" text:class-names=""><text:s text:c="1"/></text:span><text:span text:style-name="a505" text:class-names="">place</text:span><text:span text:style-name="a506" text:class-names="">(</text:span><text:span text:style-name="a507" text:class-names="">x,y</text:span><text:span text:style-name="a508" text:class-names="">) == 2<text:s text:c="1"/></text:span><text:span text:style-name="a509" text:class-names="">then</text:span><text:span text:style-name="a510" text:class-names=""><text:s text:c="1"/></text:span><text:span text:style-name="a511" text:class-names="">the</text:span><text:span text:style-name="a512" text:class-names=""><text:s text:c="1"/>exit<text:s text:c="1"/></text:span><text:span text:style-name="a513" text:class-names="">is</text:span><text:span text:style-name="a514" text:class-names=""><text:s text:c="1"/>in (</text:span><text:span text:style-name="a515" text:class-names="">x,y</text:span><text:span text:style-name="a516" text:class-names="">).</text:span></text:p>
              </text:list-item>
            </text:list>
            <text:list text:style-name="a549">
              <text:list-item>
                <text:p text:style-name="a548" text:class-names="" text:cond-style-name=""><text:span text:style-name="a519" text:class-names="">Initial</text:span><text:span text:style-name="a520" text:class-names=""><text:s text:c="1"/></text:span><text:span text:style-name="a521" text:class-names="">State</text:span><text:span text:style-name="a522" text:class-names="">:<text:s text:c="1"/></text:span><text:span text:style-name="a523" text:class-names="">Can<text:s text:c="1"/></text:span><text:span text:style-name="a524" text:class-names="">be</text:span><text:span text:style-name="a525" text:class-names=""><text:s text:c="1"/></text:span><text:span text:style-name="a526" text:class-names="">any</text:span><text:span text:style-name="a527" text:class-names=""><text:s text:c="1"/>(</text:span><text:span text:style-name="a528" text:class-names="">x,y</text:span><text:span text:style-name="a529" text:class-names="">)<text:s text:c="1"/></text:span><text:span text:style-name="a530" text:class-names="">where</text:span><text:span text:style-name="a531" text:class-names=""><text:s text:c="1"/></text:span><text:span text:style-name="a532" text:class-names="">place</text:span><text:span text:style-name="a533" text:class-names="">(</text:span><text:span text:style-name="a534" text:class-names="">x,y</text:span><text:span text:style-name="a535" text:class-names="">) = 0. For<text:s text:c="1"/></text:span><text:span text:style-name="a536" text:class-names="">example</text:span><text:span text:style-name="a537" text:class-names="">, (0,0) &amp;<text:s text:c="1"/></text:span><text:span text:style-name="a538" text:class-names="">place</text:span><text:span text:style-name="a539" text:class-names="">(0,0) = 0 can<text:s text:c="1"/></text:span><text:span text:style-name="a540" text:class-names="">be</text:span><text:span text:style-name="a541" text:class-names=""><text:s text:c="1"/></text:span><text:span text:style-name="a542" text:class-names="">our</text:span><text:span text:style-name="a543" text:class-names=""><text:s text:c="1"/></text:span><text:span text:style-name="a544" text:class-names="">initial</text:span><text:span text:style-name="a545" text:class-names=""><text:s text:c="1"/></text:span><text:span text:style-name="a546" text:class-names="">state</text:span><text:span text:style-name="a547" text:class-names="">.</text:span></text:p>
              </text:list-item>
            </text:list>
            <text:list text:style-name="a565">
              <text:list-item>
                <text:p text:style-name="a564" text:class-names="" text:cond-style-name=""><text:span text:style-name="a550" text:class-names="">Objective</text:span><text:span text:style-name="a551" text:class-names=""><text:s text:c="1"/></text:span><text:span text:style-name="a552" text:class-names="">Test</text:span><text:span text:style-name="a553" text:class-names="">:<text:s text:c="1"/></text:span><text:span text:style-name="a554" text:class-names="">Any</text:span><text:span text:style-name="a555" text:class-names=""><text:s text:c="1"/>(</text:span><text:span text:style-name="a556" text:class-names="">x,y</text:span><text:span text:style-name="a557" text:class-names="">)<text:s text:c="1"/></text:span><text:span text:style-name="a558" text:class-names="">where</text:span><text:span text:style-name="a559" text:class-names=""><text:s text:c="1"/></text:span><text:span text:style-name="a560" text:class-names="">place</text:span><text:span text:style-name="a561" text:class-names="">(</text:span><text:span text:style-name="a562" text:class-names="">x,y</text:span><text:span text:style-name="a563" text:class-names="">) = 2</text:span></text:p>
              </text:list-item>
            </text:list>
            <text:list text:style-name="a588">
              <text:list-item>
                <text:p text:style-name="a587" text:class-names="" text:cond-style-name=""><text:span text:style-name="a566" text:class-names="">Heuristic</text:span><text:span text:style-name="a567" text:class-names=""><text:s text:c="1"/></text:span><text:span text:style-name="a568" text:class-names="">Function</text:span><text:span text:style-name="a569" text:class-names="">:<text:s text:c="1"/></text:span><text:span text:style-name="a570" text:class-names="">h(n) = |<text:s text:c="1"/></text:span><text:span text:style-name="a571" text:class-names="">n.x</text:span><text:span text:style-name="a572" text:class-names=""><text:s text:c="1"/>–<text:s text:c="1"/></text:span><text:span text:style-name="a573" text:class-names="">f.x</text:span><text:span text:style-name="a574" text:class-names=""><text:s text:c="1"/>| + |<text:s text:c="1"/></text:span><text:span text:style-name="a575" text:class-names="">n.y</text:span><text:span text:style-name="a576" text:class-names=""><text:s text:c="1"/>–<text:s text:c="1"/></text:span><text:span text:style-name="a577" text:class-names="">f.y</text:span><text:span text:style-name="a578" text:class-names=""><text:s text:c="1"/>|,<text:s text:c="1"/></text:span><text:span text:style-name="a579" text:class-names="">where</text:span><text:span text:style-name="a580" text:class-names=""><text:s text:c="1"/>f<text:s text:c="1"/></text:span><text:span text:style-name="a581" text:class-names="">is</text:span><text:span text:style-name="a582" text:class-names=""><text:s text:c="1"/></text:span><text:span text:style-name="a583" text:class-names="">the</text:span><text:span text:style-name="a584" text:class-names=""><text:s text:c="1"/>final<text:s text:c="1"/></text:span><text:span text:style-name="a585" text:class-names="">coordinate</text:span><text:span text:style-name="a586" text:class-names="">.</text:span></text:p>
              </text:list-item>
            </text:list>
            <text:list text:style-name="a607">
              <text:list-item>
                <text:p text:style-name="a606" text:class-names="" text:cond-style-name=""><text:span text:style-name="a589" text:class-names=""><text:s text:c="8"/></text:span><text:span text:style-name="a590" text:class-names="">Cost</text:span><text:span text:style-name="a591" text:class-names="">:<text:s text:c="1"/></text:span><text:span text:style-name="a592" text:class-names="">Length</text:span><text:span text:style-name="a593" text:class-names=""><text:s text:c="1"/></text:span><text:span text:style-name="a594" text:class-names="">of</text:span><text:span text:style-name="a595" text:class-names=""><text:s text:c="1"/></text:span><text:span text:style-name="a596" text:class-names="">the</text:span><text:span text:style-name="a597" text:class-names=""><text:s text:c="1"/></text:span><text:span text:style-name="a598" text:class-names="">sequence</text:span><text:span text:style-name="a599" text:class-names=""><text:s text:c="1"/></text:span><text:span text:style-name="a600" text:class-names="">of</text:span><text:span text:style-name="a601" text:class-names=""><text:s text:c="1"/>moves. A* =<text:s text:c="1"/></text:span><text:span text:style-name="a602" text:class-names="">Heuristic</text:span><text:span text:style-name="a603" text:class-names=""><text:s text:c="1"/>+<text:s text:c="1"/></text:span><text:span text:style-name="a604" text:class-names="">Cost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custom-shape svg:width="0.70578in" svg:height="0.70578in" draw:id="id102" draw:style-name="a614" draw:transform="translate(-0.35289in -0.35289in) rotate(-0.7854) translate(12.44019in 2.67138in)" draw:name="Rectangle 9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03" draw:style-name="a617" draw:transform="translate(-1.38497in -0.6961in) rotate(-4.71239) translate(12.63723in 2.16485in)" draw:name="Isosceles Triangle 11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04" draw:style-name="a620" draw:transform="translate(-1.10322in -0.55449in) rotate(-1.5708) translate(0.55446in 6.13547in)" draw:name="Isosceles Triangle 13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5" draw:style-name="a623" draw:transform="translate(-0.26551in -0.26551in) rotate(-0.7854) translate(0.73349in 6.53052in)" draw:name="Rectangle 15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625" draw:master-page-name="Master1-Layout2-obj-Título-e-Objeto" presentation:presentation-page-layout-name="Master1-PPL2" draw:id="Slide-259">
        <draw:custom-shape svg:x="0in" svg:y="0in" svg:width="13.33333in" svg:height="7.5in" draw:id="id106" draw:style-name="a628" draw:name="Rectangle 7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32" draw:name="Título 1" svg:x="0.7037in" svg:y="0.35185in" svg:width="11.92593in" svg:height="1.24206in" presentation:class="title" presentation:placeholder="false">
          <draw:text-box>
            <text:p text:style-name="a631" text:class-names="" text:cond-style-name=""><text:span text:style-name="a629" text:class-names="">Formulation as a search problem (Part 2)</text:span><text:span text:style-name="a630" text:class-names=""/></text:p>
          </draw:text-box>
          <svg:title/>
          <svg:desc/>
        </draw:frame>
        <draw:frame draw:id="id108" presentation:style-name="a642" draw:name="Marcador de Posição de Conteúdo 2" svg:x="0.7037in" svg:y="1.94989in" svg:width="11.92593in" svg:height="4.80532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Operators: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Let’s assume xSize and ySize are the labyrinth’s dimensions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Considering the xy axis has its origin in the superior left corner.</text:span></text:p>
              </text:list-item>
            </text:list>
          </draw:text-box>
          <svg:title/>
          <svg:desc/>
        </draw:frame>
        <draw:custom-shape svg:width="0.70578in" svg:height="0.70578in" draw:id="id109" draw:style-name="a645" draw:transform="translate(-0.35289in -0.35289in) rotate(-0.7854) translate(12.44019in 2.67138in)" draw:name="Rectangle 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0" draw:style-name="a648" draw:transform="translate(-1.38497in -0.6961in) rotate(-4.71239) translate(12.63723in 2.16485in)" draw:name="Isosceles Triangle 11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1" draw:style-name="a651" draw:transform="translate(-1.10322in -0.55449in) rotate(-1.5708) translate(0.55446in 6.13547in)" draw:name="Isosceles Triangle 1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2" draw:style-name="a654" draw:transform="translate(-0.26551in -0.26551in) rotate(-0.7854) translate(0.73349in 6.53052in)" draw:name="Rectangle 15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55" draw:name="Imagem 6" svg:x="9.39837in" svg:y="0.90497in" svg:width="3.04182in" svg:height="2.93765in" style:rel-width="scale" style:rel-height="scale">
          <draw:image xlink:href="media/image6.tmp" xlink:type="simple" xlink:show="embed" xlink:actuate="onLoad"/>
          <svg:title/>
          <svg:desc>Uma imagem com texto, aparelho, eletrodoméstico, micro-ondas

Descrição gerada automaticamente</svg:desc>
        </draw:frame>
        <draw:frame draw:id="id114" draw:style-name="a656" draw:name="Imagem 10" svg:x="1.72872in" svg:y="3.74981in" svg:width="6.64462in" svg:height="3.1562in" style:rel-width="scale" style:rel-height="scale">
          <draw:image xlink:href="media/image7.tmp" xlink:type="simple" xlink:show="embed" xlink:actuate="onLoad"/>
          <svg:title/>
          <svg:desc>Uma imagem com mesa

Descrição gerada automaticamente</svg:desc>
        </draw:frame>
      </draw:page>
      <draw:page draw:name="Slide7" draw:style-name="a658" draw:master-page-name="Master1-Layout2-obj-Título-e-Objeto" presentation:presentation-page-layout-name="Master1-PPL2" draw:id="Slide-262">
        <draw:custom-shape svg:x="0in" svg:y="0in" svg:width="13.33333in" svg:height="7.5in" draw:id="id115" draw:style-name="a661" draw:name="Rectangle 7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665" draw:name="Título 1" svg:x="0.7037in" svg:y="0.35185in" svg:width="11.92593in" svg:height="1.24206in" presentation:class="title" presentation:placeholder="false">
          <draw:text-box>
            <text:p text:style-name="a664" text:class-names="" text:cond-style-name=""><text:span text:style-name="a662" text:class-names="">Implementation</text:span><text:span text:style-name="a663" text:class-names=""/></text:p>
          </draw:text-box>
          <svg:title/>
          <svg:desc/>
        </draw:frame>
        <draw:frame draw:id="id117" presentation:style-name="a693" draw:name="Marcador de Posição de Conteúdo 2" svg:x="0.7037in" svg:y="1.94989in" svg:width="11.92593in" svg:height="4.80532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6" text:class-names="">Programming language</text:span><text:span text:style-name="a667" text:class-names="">: Python.</text:span></text:p>
              </text:list-item>
            </text:list>
            <text:list text:style-name="a673">
              <text:list-item>
                <text:p text:style-name="a672" text:class-names="" text:cond-style-name=""><text:span text:style-name="a670" text:class-names="">Development Environment</text:span><text:span text:style-name="a671" text:class-names="">: Visual Studio Code and/or Pycharm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Data Structures</text:span><text:span text:style-name="a675" text:class-names="">: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Maze - Two dimensions array or vector, for example: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tab/>[[1,0,0,1],[1,0,1,1],[1,0,0,2],[1,1,0,1]]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2. Robot – List with length = 2 [x,y], for example: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tab/>[1,5]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Code</text:span></text:p>
              </text:list-item>
            </text:list>
          </draw:text-box>
          <svg:title/>
          <svg:desc/>
        </draw:frame>
        <draw:custom-shape svg:width="0.70578in" svg:height="0.70578in" draw:id="id118" draw:style-name="a696" draw:transform="translate(-0.35289in -0.35289in) rotate(-0.7854) translate(12.44019in 2.67138in)" draw:name="Rectangle 9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9" draw:style-name="a699" draw:transform="translate(-1.38497in -0.6961in) rotate(-4.71239) translate(12.63723in 2.16485in)" draw:name="Isosceles Triangle 11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20" draw:style-name="a702" draw:transform="translate(-1.10322in -0.55449in) rotate(-1.5708) translate(0.55446in 6.13547in)" draw:name="Isosceles Triangle 13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21" draw:style-name="a705" draw:transform="translate(-0.26551in -0.26551in) rotate(-0.7854) translate(0.73349in 6.53052in)" draw:name="Rectangle 15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24" xlink:href="media/image8.png" xlink:show="embed" xlink:actuate="onLoad"/>
    <draw:fill-image draw:name="a657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4/2022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4/2022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4/2022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4/2022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4/2022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4/2022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4/2022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4/2022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4/2022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4/2022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4/2022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4/2022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ligência Artificial Trabalho 1</dc:title>
    <meta:initial-creator>Luísa Maria Pereira Araújo</meta:initial-creator>
    <dc:creator>Luísa Maria Pereira Araújo</dc:creator>
    <meta:creation-date>2022-04-04T20:05:01Z</meta:creation-date>
    <dc:date>2022-04-04T22:25:35Z</dc:date>
    <meta:editing-cycles>2</meta:editing-cycles>
    <meta:editing-duration>PT7955S</meta:editing-duration>
    <meta:document-statistic meta:paragraph-count="36" meta:word-count="429"/>
  </office:meta>
</office:document-meta>
</file>